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1">
            <text:p>Qtd Threads</text:p>
          </table:table-cell>
          <table:table-cell office:value-type="string" table:style-name="ce1">
            <text:p>Tempo Resposta</text:p>
          </table:table-cell>
          <table:table-cell table:number-columns-repeated="6" table:style-name="ce1"/>
          <table:table-cell office:value-type="string" table:style-name="ce1">
            <text:p>Qtd Threads</text:p>
          </table:table-cell>
          <table:table-cell office:value-type="string" table:style-name="ce1">
            <text:p>Tempo Resposta</text:p>
          </table:table-cell>
          <table:table-cell table:number-columns-repeated="7" table:style-name="ce1"/>
          <table:table-cell office:value-type="string" table:number-columns-spanned="6" table:number-rows-spanned="1" table:style-name="ce3">
            <text:p>Cloud</text:p>
          </table:table-cell>
          <table:covered-table-cell table:number-columns-repeated="5"/>
          <table:table-cell table:number-columns-repeated="1636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64.58" table:style-name="ce1">
            <text:p>64,58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61.80000000000001" table:style-name="ce1">
            <text:p>161,8</text:p>
          </table:table-cell>
          <table:table-cell table:number-columns-repeated="7" table:style-name="ce1"/>
          <table:table-cell office:value-type="string" table:style-name="ce1">
            <text:p>Qtd Threads</text:p>
          </table:table-cell>
          <table:table-cell office:value-type="string" table:style-name="ce1">
            <text:p>Tempo Resposta</text:p>
          </table:table-cell>
          <table:table-cell table:number-columns-repeated="16365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76.09" table:style-name="ce1">
            <text:p>76,09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06.5" table:style-name="ce1">
            <text:p>206,5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203.4" table:style-name="ce1">
            <text:p>203,4</text:p>
          </table:table-cell>
          <table:table-cell table:number-columns-repeated="16365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5.94" table:style-name="ce1">
            <text:p>105,94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288.3" table:style-name="ce1">
            <text:p>288,3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13.8" table:style-name="ce1">
            <text:p>213,8</text:p>
          </table:table-cell>
          <table:table-cell table:number-columns-repeated="16365" table:style-name="ce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33.12" table:style-name="ce1">
            <text:p>133,12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336.6" table:style-name="ce1">
            <text:p>336,6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float" office:value="217.33" table:style-name="ce1">
            <text:p>217,33</text:p>
          </table:table-cell>
          <table:table-cell table:number-columns-repeated="16365" table:style-name="ce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39.15" table:style-name="ce1">
            <text:p>139,15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48276.160000000003" table:style-name="ce1">
            <text:p>48276,16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238.45" table:style-name="ce1">
            <text:p>238,45</text:p>
          </table:table-cell>
          <table:table-cell table:number-columns-repeated="16365" table:style-name="ce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140.74" table:style-name="ce1">
            <text:p>140,74</text:p>
          </table:table-cell>
          <table:table-cell table:number-columns-repeated="6" table:style-name="ce1"/>
          <table:table-cell office:value-type="string" table:number-columns-spanned="2" table:number-rows-spanned="1" table:style-name="ce2">
            <text:p>1500 Delay, 5 Runs/Thread</text:p>
          </table:table-cell>
          <table:covered-table-cell/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235.64" table:style-name="ce1">
            <text:p>235,64</text:p>
          </table:table-cell>
          <table:table-cell table:number-columns-repeated="16365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43.88999999999999" table:style-name="ce1">
            <text:p>143,89</text:p>
          </table:table-cell>
          <table:table-cell table:number-columns-repeated="15" table:style-name="ce1"/>
          <table:table-cell office:value-type="float" office:value="6" table:style-name="ce1">
            <text:p>6</text:p>
          </table:table-cell>
          <table:table-cell office:value-type="float" office:value="264.60000000000002" table:style-name="ce1">
            <text:p>264,6</text:p>
          </table:table-cell>
          <table:table-cell table:number-columns-repeated="16365" table:style-name="ce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53.84" table:style-name="ce1">
            <text:p>153,84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287.88" table:style-name="ce1">
            <text:p>287,88</text:p>
          </table:table-cell>
          <table:table-cell table:number-columns-repeated="16365" table:style-name="ce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88.15" table:style-name="ce1">
            <text:p>188,15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office:value-type="float" office:value="288.97000000000003" table:style-name="ce1">
            <text:p>288,97</text:p>
          </table:table-cell>
          <table:table-cell table:number-columns-repeated="16365" table:style-name="ce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368.89" table:style-name="ce1">
            <text:p>368,89</text:p>
          </table:table-cell>
          <table:table-cell table:style-name="ce1"/>
          <table:table-cell table:number-columns-spanned="2" table:number-rows-spanned="1" table:style-name="ce2"/>
          <table:covered-table-cell/>
          <table:table-cell table:style-name="ce1"/>
          <table:table-cell table:number-columns-spanned="2" table:number-rows-spanned="1" table:style-name="ce2"/>
          <table:covered-table-cell/>
          <table:table-cell table:number-columns-repeated="16376" table:style-name="ce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474.98" table:style-name="ce1">
            <text:p>474,98</text:p>
          </table:table-cell>
          <table:table-cell table:number-columns-repeated="16382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614.03" table:style-name="ce1">
            <text:p>614,03</text:p>
          </table:table-cell>
          <table:table-cell table:number-columns-repeated="16382" table:style-name="ce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913.6" table:style-name="ce1">
            <text:p>913,6</text:p>
          </table:table-cell>
          <table:table-cell table:number-columns-repeated="16382" table:style-name="ce1"/>
        </table:table-row>
        <table:table-row table:style-name="ro2">
          <table:table-cell office:value-type="string" table:number-columns-spanned="2" table:number-rows-spanned="1" table:style-name="ce2">
            <text:p>1000 Delay, 10 Runs/Thread</text:p>
          </table:table-cell>
          <table:covered-table-cell/>
          <table:table-cell table:number-columns-repeated="15" table:style-name="ce1"/>
          <table:table-cell office:value-type="string" table:number-columns-spanned="2" table:number-rows-spanned="1" table:style-name="ce2">
            <text:p>1500 Delay, 5 Runs/Thread</text:p>
          </table:table-cell>
          <table:covered-table-cell/>
          <table:table-cell table:number-columns-repeated="16365" table:style-name="ce1"/>
        </table:table-row>
        <table:table-row table:style-name="ro2">
          <table:table-cell table:style-name="ce1">
            <draw:frame xmlns:presentation="urn:oasis:names:tc:opendocument:xmlns:presentation:1.0" draw:z-index="1" draw:id="id0" draw:style-name="a0" draw:name="Gráfico 2" svg:x="0.05208in" svg:y="0.1875in" svg:width="6.25in" svg:height="4.2916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7"/>
          <table:table-cell table:style-name="ce1">
            <draw:frame xmlns:presentation="urn:oasis:names:tc:opendocument:xmlns:presentation:1.0" draw:z-index="2" draw:id="id1" draw:style-name="a1" draw:name="Gráfico 6" svg:x="0.03125in" svg:y="0.01042in" svg:width="6.25in" svg:height="4.29167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5"/>
        </table:table-row>
        <table:table-row table:style-name="ro2">
          <table:table-cell table:number-columns-repeated="17"/>
          <table:table-cell table:style-name="ce1">
            <draw:frame xmlns:presentation="urn:oasis:names:tc:opendocument:xmlns:presentation:1.0" draw:z-index="3" draw:id="id2" draw:style-name="a2" draw:name="Gráfico 7" svg:x="0.41667in" svg:y="0.16667in" svg:width="6.72917in" svg:height="4.29167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66"/>
        </table:table-row>
        <table:table-row table:number-rows-repeated="1048559" table:style-name="ro2">
          <table:table-cell table:number-columns-repeated="16384"/>
        </table:table-row>
      </table:table>
      <table:table table:name="Plan2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Plan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edro Anchieta</meta:initial-creator>
    <dc:creator>Pedro Anchieta</dc:creator>
    <meta:creation-date>2014-09-10T18:48:49Z</meta:creation-date>
    <dc:date>2014-10-11T14:49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09.0pt" svg:width="449.9999212598425pt" chart:style-name="Crt0">
        <chart:title chart:style-name="CT00">
          <text:p text:style-name="a0" text:class-names="" text:cond-style-name="">Tempo Resposta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Plan1.$B$1" chart:values-cell-range-address="Plan1.$B$2:.$B$14" chart:class="chart:scatter" chart:attached-axis="primary-y" chart:style-name="G0S0">
            <chart:domain table:cell-range-address="Plan1.$A$2:.$A$14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09.0pt" svg:width="449.9999212598425pt" chart:style-name="Crt0">
        <chart:title chart:style-name="CT00">
          <text:p text:style-name="a0" text:class-names="" text:cond-style-name="">Tempo Resposta</text:p>
        </chart:title>
        <chart:legend chart:legend-position="end" chart:legend-align="center" chart:style-name="Lgnd"/>
        <chart:plot-area svg:x="0.0pt" svg:y="40.97503937007873pt" svg:width="336.4748818897637pt" svg:height="268.0249606299212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Plan1.$J$1" chart:values-cell-range-address="Plan1.$J$2:.$J$6" chart:class="chart:scatter" chart:attached-axis="primary-y" chart:style-name="G0S0">
            <chart:domain table:cell-range-address="Plan1.$I$2:.$I$6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09.0pt" svg:width="484.4999212598425pt" chart:style-name="Crt0">
        <chart:title chart:style-name="CT00">
          <text:p text:style-name="a0" text:class-names="" text:cond-style-name="">Tempo Resposta</text:p>
        </chart:title>
        <chart:legend chart:legend-position="end" chart:legend-align="center" chart:style-name="Lgnd"/>
        <chart:plot-area svg:x="16.20425196850394pt" svg:y="27.02590551181102pt" svg:width="347.9451968503937pt" svg:height="281.974094488189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Plan1.$S$2" chart:values-cell-range-address="Plan1.$S$3:.$S$14" chart:class="chart:scatter" chart:attached-axis="primary-y" chart:style-name="G0S0">
            <chart:domain table:cell-range-address="Plan1.$R$3:.$R$14"/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